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ca" fo:country="ES" officeooo:rsid="0007910e" officeooo:paragraph-rsid="00170b64"/>
    </style:style>
    <style:style style:name="P2" style:family="paragraph" style:parent-style-name="Standard">
      <style:paragraph-properties fo:text-align="end" style:justify-single-word="false"/>
      <style:text-properties fo:language="ca" fo:country="ES" officeooo:rsid="000648e7" officeooo:paragraph-rsid="00170b64"/>
    </style:style>
    <style:style style:name="P3" style:family="paragraph" style:parent-style-name="Standard">
      <style:paragraph-properties fo:text-align="start" style:justify-single-word="false"/>
      <style:text-properties fo:language="ca" fo:country="ES" officeooo:rsid="000648e7" officeooo:paragraph-rsid="00170b64"/>
    </style:style>
    <style:style style:name="P4" style:family="paragraph" style:parent-style-name="Standard">
      <style:paragraph-properties fo:text-align="start" style:justify-single-word="false"/>
      <style:text-properties fo:language="ca" fo:country="ES" officeooo:rsid="00087ede" officeooo:paragraph-rsid="00170b64"/>
    </style:style>
    <style:style style:name="P5" style:family="paragraph" style:parent-style-name="Text_20_body">
      <style:paragraph-properties fo:text-align="start" style:justify-single-word="false"/>
      <style:text-properties fo:language="ca" fo:country="ES" officeooo:rsid="0007910e" officeooo:paragraph-rsid="00170b64"/>
    </style:style>
    <style:style style:name="P6" style:family="paragraph" style:parent-style-name="Text_20_body">
      <style:text-properties officeooo:paragraph-rsid="00170b64"/>
    </style:style>
    <style:style style:name="T1" style:family="text">
      <style:text-properties officeooo:rsid="00087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f.: H8245</text:p>
      <text:p text:style-name="P3"/>
      <text:p text:style-name="P3">Estimat/da receptor de la circular </text:p>
      <text:p text:style-name="P3"/>
      <text:p text:style-name="P5">Des del Servei de Recaptació de l’Ajuntament de Maó, us informem que teniu fins al mes d’abril per efectuar el pagament del rebut de l’Impost sobre Béns Immobles (IBI).</text:p>
      <text:p text:style-name="P6">Preguem que respecteu el termini indicat i eviteu superar la data límit de pagament especificada anteriorment.</text:p>
      <text:p text:style-name="P6">Salutacions cordials,</text:p>
      <text:p text:style-name="P1"/>
      <text:p text:style-name="P4">[firma]</text:p>
      <text:p text:style-name="P1"/>
      <text:p text:style-name="P1"/>
      <text:p text:style-name="P1"/>
      <text:p text:style-name="P1"/>
      <text:p text:style-name="P4">Cristiano Ronaldo dos Santos Aveiro</text:p>
      <text:p text:style-name="P4"/>
      <text:p text:style-name="P1">Encarregat del departament d’hisenda</text:p>
      <text:p text:style-name="P1"/>
      <text:p text:style-name="P1"><text:span text:style-name="T1">5</text:span> de novembre de 2024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0:28:42.908499588</meta:creation-date>
    <dc:date>2024-11-22T10:30:13.539878036</dc:date>
    <meta:editing-duration>PT1M31S</meta:editing-duration>
    <meta:editing-cycles>1</meta:editing-cycles>
    <meta:document-statistic meta:table-count="0" meta:image-count="0" meta:object-count="0" meta:page-count="1" meta:paragraph-count="9" meta:word-count="69" meta:character-count="446" meta:non-whitespace-character-count="383"/>
    <meta:generator>LibreOffice/24.2.6.2$Linux_X86_64 LibreOffice_project/420$Build-2</meta:generator>
  </office:meta>
</office:document-meta>
</file>